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19cm" draw:marker-start-width="0.407cm" draw:marker-end-width="0.407cm" draw:textarea-horizontal-align="center" draw:textarea-vertical-align="middle" fo:padding-top="0.009cm" fo:padding-bottom="0.009cm" fo:padding-left="0.009cm" fo:padding-right="0.009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style>
    <style:style style:name="gr5" style:family="graphic" style:parent-style-name="standard">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style>
    <style:style style:name="gr6" style:family="graphic" style:parent-style-name="standard">
      <style:graphic-properties svg:stroke-width="0.019cm" draw:marker-start-width="0.406cm" draw:marker-end-width="0.406cm" draw:textarea-horizontal-align="center" draw:textarea-vertical-align="middle" fo:padding-top="0.011cm" fo:padding-bottom="0.011cm" fo:padding-left="0.011cm" fo:padding-right="0.011cm"/>
    </style:style>
    <style:style style:name="gr7" style:family="graphic" style:parent-style-name="standard">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style>
    <style:style style:name="gr8" style:family="graphic" style:parent-style-name="standard">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style>
    <style:style style:name="gr9" style:family="graphic" style:parent-style-name="standard">
      <style:graphic-properties svg:stroke-width="0.049cm" svg:stroke-color="#996633" draw:marker-start-width="0.494cm" draw:marker-end-width="0.494cm" draw:textarea-horizontal-align="center" draw:textarea-vertical-align="middle" fo:padding-top="0.025cm" fo:padding-bottom="0.025cm" fo:padding-left="0.025cm" fo:padding-right="0.025cm"/>
    </style:style>
    <style:style style:name="gr10" style:family="graphic" style:parent-style-name="standard">
      <style:graphic-properties svg:stroke-width="0.049cm" svg:stroke-color="#ff9900" draw:marker-start-width="0.494cm" draw:marker-end="Arrow" draw:marker-end-width="0.374cm" draw:textarea-horizontal-align="center" draw:textarea-vertical-align="middle" fo:padding-top="0.499cm" fo:padding-bottom="0.03cm" fo:padding-left="0.025cm" fo:padding-right="0.025cm"/>
    </style:style>
    <style:style style:name="gr11" style:family="graphic" style:parent-style-name="standard">
      <style:graphic-properties svg:stroke-width="0.049cm" svg:stroke-color="#ff9900" draw:marker-start="Arrow" draw:marker-start-width="0.494cm" draw:marker-end="Arrow" draw:marker-end-width="0.494cm" draw:textarea-horizontal-align="center" draw:textarea-vertical-align="middle" fo:padding-top="0.025cm" fo:padding-bottom="0.025cm" fo:padding-left="0.025cm" fo:padding-right="0.025cm"/>
    </style:style>
    <style:style style:name="gr12" style:family="graphic" style:parent-style-name="standard">
      <style:graphic-properties draw:stroke="none" svg:stroke-color="#000000" draw:fill="none" draw:fill-color="#ffffff" fo:min-height="0.395cm"/>
    </style:style>
    <style:style style:name="gr13" style:family="graphic" style:parent-style-name="standard">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style>
    <style:style style:name="gr14" style:family="graphic" style:parent-style-name="standard" style:list-style-name="L1">
      <style:graphic-properties draw:stroke="none" draw:fill="none" fo:min-height="0.977cm"/>
    </style:style>
    <style:style style:name="P1" style:family="paragraph">
      <style:paragraph-properties fo:text-align="center"/>
      <style:text-properties fo:font-size="12pt"/>
    </style:style>
    <style:style style:name="P2" style:family="paragraph">
      <loext:graphic-properties draw:fill-color="#ffffff"/>
      <style:paragraph-properties fo:text-align="center"/>
      <style:text-properties fo:font-size="12pt"/>
    </style:style>
    <style:style style:name="P3" style:family="paragraph">
      <style:paragraph-properties fo:text-align="center"/>
    </style:style>
    <style:style style:name="P4" style:family="paragraph">
      <style:paragraph-properties fo:text-align="center"/>
      <style:text-properties fo:color="#ff0000" style:font-name="Arial" fo:font-size="12pt"/>
    </style:style>
    <style:style style:name="P5" style:family="paragraph">
      <style:paragraph-properties fo:text-align="center"/>
      <style:text-properties fo:color="#0000ff" style:font-name="Arial" fo:font-size="12pt"/>
    </style:style>
    <style:style style:name="P6"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7"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8" style:family="paragraph">
      <style:paragraph-properties fo:text-align="center"/>
      <style:text-properties fo:color="#ff9900" style:font-name="Arial" fo:font-size="9pt" style:font-size-asian="9pt" style:font-size-complex="9pt"/>
    </style:style>
    <style:style style:name="P9" style:family="paragraph">
      <style:paragraph-properties fo:text-align="center"/>
      <style:text-properties fo:color="#ff9900" style:font-name="Arial" fo:font-size="8pt" style:font-size-asian="8pt" style:font-size-complex="8pt"/>
    </style:style>
    <style:style style:name="P10" style:family="paragraph">
      <style:paragraph-properties fo:text-align="center"/>
      <style:text-properties fo:color="#ffd320" style:font-name="Arial1" fo:font-size="11pt" style:font-size-asian="11pt" style:font-size-complex="11pt"/>
    </style:style>
    <style:style style:name="P11" style:family="paragraph">
      <loext:graphic-properties draw:fill="none" draw:fill-color="#ffffff"/>
      <style:text-properties style:font-name="Arial" fo:font-size="10pt" style:font-size-asian="10pt" style:font-size-complex="10pt"/>
    </style:style>
    <style:style style:name="P12" style:family="paragraph">
      <style:paragraph-properties fo:text-align="center"/>
      <style:text-properties fo:color="#ff00ff" style:font-name="Arial" fo:font-size="9pt" style:font-size-asian="9pt" style:font-size-complex="9pt"/>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color="#ff9900"/>
    </style:style>
    <style:style style:name="T1" style:family="text">
      <style:text-properties fo:color="#ff0000" style:font-name="Arial" fo:font-size="12pt"/>
    </style:style>
    <style:style style:name="T2" style:family="text">
      <style:text-properties fo:color="#0000ff" style:font-name="Arial" fo:font-size="12pt"/>
    </style:style>
    <style:style style:name="T3" style:family="text">
      <style:text-properties fo:color="#000000" style:font-name="Arial" fo:font-size="8pt" fo:font-weight="bold" style:font-size-asian="8pt" style:font-weight-asian="bold" style:font-size-complex="8pt" style:font-weight-complex="bold"/>
    </style:style>
    <style:style style:name="T4" style:family="text">
      <style:text-properties fo:color="#00ae00" style:font-name="Arial" fo:font-size="8pt" fo:font-weight="bold" style:font-size-asian="8pt" style:font-weight-asian="bold" style:font-size-complex="8pt" style:font-weight-complex="bold"/>
    </style:style>
    <style:style style:name="T5" style:family="text">
      <style:text-properties fo:color="#ff9900" style:font-name="Arial" fo:font-size="9pt" style:font-size-asian="9pt" style:font-size-complex="9pt"/>
    </style:style>
    <style:style style:name="T6" style:family="text">
      <style:text-properties fo:color="#ff9900" style:font-name="Arial" fo:font-size="8pt" style:font-size-asian="8pt" style:font-size-complex="8pt"/>
    </style:style>
    <style:style style:name="T7" style:family="text">
      <style:text-properties style:font-name="Arial" fo:font-size="10pt" style:font-size-asian="10pt" style:font-size-complex="10pt"/>
    </style:style>
    <style:style style:name="T8" style:family="text">
      <style:text-properties fo:color="#ff00ff" style:font-name="Arial" fo:font-size="9pt" style:font-size-asian="9pt" style:font-size-complex="9pt"/>
    </style:style>
    <style:style style:name="T9" style:family="text">
      <style:text-properties fo:color="#ff9900" style:font-name="Arial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9.354cm" svg:y1="15.624cm" svg:x2="14.325cm" svg:y2="11.107cm">
            <text:p/>
          </draw:line>
          <draw:line draw:style-name="gr2" draw:text-style-name="P1" draw:layer="layout" svg:x1="9.423cm" svg:y1="19.274cm" svg:x2="9.423cm" svg:y2="10.732cm">
            <text:p/>
          </draw:line>
          <draw:rect draw:style-name="gr3" draw:text-style-name="P2" draw:layer="layout" svg:width="0.181cm" svg:height="0.182cm" svg:x="9.423cm" svg:y="13.11cm">
            <text:p/>
          </draw:rect>
          <draw:rect draw:style-name="gr3" draw:text-style-name="P2" draw:layer="layout" svg:width="0.181cm" svg:height="0.182cm" svg:x="9.439cm" svg:y="18.807cm">
            <text:p/>
          </draw:rect>
          <draw:line draw:style-name="gr4" draw:text-style-name="P4" draw:layer="layout" svg:x1="9.439cm" svg:y1="15.561cm" svg:x2="9.423cm" svg:y2="13.08cm">
            <text:p text:style-name="P3"><text:span text:style-name="T1">VMG</text:span></text:p>
          </draw:line>
          <draw:line draw:style-name="gr5" draw:text-style-name="P5" draw:layer="layout" svg:x1="9.423cm" svg:y1="11.041cm" svg:x2="9.423cm" svg:y2="8.768cm">
            <text:p text:style-name="P3"><text:span text:style-name="T2">True Wind</text:span></text:p>
          </draw:line>
          <draw:line draw:style-name="gr6" draw:text-style-name="P1" draw:layer="layout" svg:x1="9.439cm" svg:y1="15.561cm" svg:x2="16.531cm" svg:y2="13.529cm">
            <text:p/>
          </draw:line>
          <draw:line draw:style-name="gr7" draw:text-style-name="P6" draw:layer="layout" svg:x1="9.354cm" svg:y1="15.559cm" svg:x2="13.556cm" svg:y2="14.394cm">
            <text:p text:style-name="P3"><text:span text:style-name="T3">Polar Speed</text:span></text:p>
          </draw:line>
          <draw:line draw:style-name="gr8" draw:text-style-name="P7" draw:layer="layout" svg:x1="9.439cm" svg:y1="15.561cm" svg:x2="12.144cm" svg:y2="14.841cm">
            <text:p text:style-name="P3"><text:span text:style-name="T4">Act. Boat Speed</text:span></text:p>
          </draw:line>
          <draw:line draw:style-name="gr1" draw:text-style-name="P1" draw:layer="layout" svg:x1="9.354cm" svg:y1="15.562cm" svg:x2="16.532cm" svg:y2="15.562cm">
            <text:p/>
          </draw:line>
          <draw:polyline draw:style-name="gr9" draw:text-style-name="P1" draw:layer="layout" svg:width="6.297cm" svg:height="4.715cm" draw:transform="skewX (0.001221730476396) rotate (1.11526539202438) translate (8.08736363732609cm 18.0629737110369cm)" svg:viewBox="0 0 6298 4716" draw:points="2805,37 3443,37 3517,0 5741,821 6090,1252 6298,1677 6118,2329 5856,2986 5678,3330 5384,3620 4774,4044 4112,4406 3312,4708 2514,4716 1748,4419 1136,3989 652,3336 326,2675 170,2024 0,1488">
            <text:p/>
          </draw:polyline>
          <draw:line draw:style-name="gr6" draw:text-style-name="P1" draw:layer="layout" svg:x1="9.423cm" svg:y1="13.11cm" svg:x2="14.663cm" svg:y2="13.08cm">
            <text:p/>
          </draw:line>
          <draw:line draw:style-name="gr10" draw:text-style-name="P8" draw:layer="layout" svg:x1="9.423cm" svg:y1="15.56cm" svg:x2="12.139cm" svg:y2="13.11cm">
            <text:p text:style-name="P3"><text:span text:style-name="T5">Target Speed</text:span></text:p>
          </draw:line>
          <draw:line draw:style-name="gr6" draw:text-style-name="P1" draw:layer="layout" svg:x1="9.026cm" svg:y1="18.987cm" svg:x2="14.855cm" svg:y2="18.956cm">
            <text:p/>
          </draw:line>
          <draw:line draw:style-name="gr10" draw:text-style-name="P9" draw:layer="layout" svg:x1="9.439cm" svg:y1="15.562cm" svg:x2="11.042cm" svg:y2="18.951cm">
            <text:p text:style-name="P3"><text:span text:style-name="T6">Target Speed</text:span></text:p>
          </draw:line>
          <draw:ellipse draw:style-name="gr2" draw:text-style-name="P1" draw:layer="layout" svg:width="0.172cm" svg:height="0.142cm" svg:x="12.055cm" svg:y="13.009cm">
            <text:p/>
          </draw:ellipse>
          <draw:ellipse draw:style-name="gr2" draw:text-style-name="P1" draw:layer="layout" svg:width="0.172cm" svg:height="0.142cm" svg:x="10.975cm" svg:y="18.878cm">
            <text:p/>
          </draw:ellipse>
          <draw:ellipse draw:style-name="gr11" draw:text-style-name="P10" draw:layer="layout" svg:width="7.319cm" svg:height="6.061cm" svg:x="6.796cm" svg:y="9.303cm" draw:kind="arc" draw:start-angle="17.97" draw:end-angle="105.79">
            <text:p/>
          </draw:ellipse>
          <draw:ellipse draw:style-name="gr3" draw:text-style-name="P2" draw:layer="layout" svg:width="0.556cm" svg:height="0.532cm" svg:x="6.618cm" svg:y="10.856cm">
            <text:p/>
          </draw:ellipse>
          <draw:ellipse draw:style-name="gr2" draw:text-style-name="P1" draw:layer="layout" svg:width="0.214cm" svg:height="0.19cm" svg:x="6.803cm" svg:y="11.044cm">
            <text:p/>
          </draw:ellipse>
          <draw:frame draw:style-name="gr12" draw:text-style-name="P11" draw:layer="layout" svg:width="2.46cm" svg:height="0.645cm" svg:x="5.262cm" svg:y="11.288cm">
            <draw:text-box>
              <text:p><text:span text:style-name="T7">Waypoint</text:span></text:p>
            </draw:text-box>
          </draw:frame>
          <draw:line draw:style-name="gr6" draw:text-style-name="P1" draw:layer="layout" svg:x1="9.439cm" svg:y1="15.56cm" svg:x2="5.923cm" svg:y2="9.409cm">
            <text:p/>
          </draw:line>
          <draw:line draw:style-name="gr1" draw:text-style-name="P1" draw:layer="layout" svg:x1="8.894cm" svg:y1="14.56cm" svg:x2="11.969cm" svg:y2="12.896cm">
            <text:p/>
          </draw:line>
          <draw:line draw:style-name="gr13" draw:text-style-name="P12" draw:layer="layout" svg:x1="8.894cm" svg:y1="14.561cm" svg:x2="9.423cm" svg:y2="15.56cm">
            <text:p text:style-name="P3"><text:span text:style-name="T8">CMG</text:span></text:p>
          </draw:line>
          <draw:ellipse draw:style-name="gr2" draw:text-style-name="P1" draw:layer="layout" svg:width="0.174cm" svg:height="0.144cm" svg:x="11.234cm" svg:y="13.214cm">
            <text:p/>
          </draw:ellipse>
          <draw:line draw:style-name="gr2" draw:text-style-name="P1" draw:layer="layout" svg:x1="9.016cm" svg:y1="14.474cm" svg:x2="8.894cm" svg:y2="14.289cm">
            <text:p/>
          </draw:line>
          <draw:line draw:style-name="gr2" draw:text-style-name="P1" draw:layer="layout" svg:x1="8.765cm" svg:y1="14.368cm" svg:x2="8.894cm" svg:y2="14.289cm">
            <text:p/>
          </draw:line>
          <draw:frame draw:style-name="gr14" draw:text-style-name="P14" draw:layer="layout" svg:width="3.873cm" svg:height="1.227cm" draw:transform="rotate (-0.436332312998582) translate (10.244cm 9.103cm)">
            <draw:text-box>
              <text:p text:style-name="P13"><text:span text:style-name="T9">Target VMG angle</text:span></text:p>
              <text:p><text:span text:style-name="T9">= Target TWA</text:span></text:p>
            </draw:text-box>
          </draw:fram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Marco PÉTRÍ</meta:initial-creator>
    <meta:creation-date>2020-08-24T22:26:14.345000000</meta:creation-date>
    <dc:date>2020-09-13T11:15:37.578000000</dc:date>
    <dc:creator>Marco PÉTRÍ</dc:creator>
    <meta:editing-duration>PT3M45S</meta:editing-duration>
    <meta:editing-cycles>2</meta:editing-cycles>
    <meta:generator>LibreOffice/6.3.2.2$Windows_X86_64 LibreOffice_project/98b30e735bda24bc04ab42594c85f7fd8be07b9c</meta:generator>
    <dc:description>This document is ©2015-2019 tom-r and reproduced here from the original source, together with the source code containing tactic_pi algorithms and methods under the GNU General Public License v3 (GPL v3) – Likewise, modifications in DashT software into those algorithms and their description in this document are ©2019-2020 canne, and published under the same license. Please feel free to fork and copy this work but if you plan to publish it, please keep this notice unmodified in the document together with any copyright statement in the source code.</dc:description>
    <meta:keyword>dasht tactics vector performance sailing algorithms</meta:keyword>
    <dc:subject>Vector naming and principle of calculations</dc:subject>
    <dc:title>DashT - Tactics Vectors</dc:title>
    <meta:document-statistic meta:object-count="29"/>
  </office:meta>
</office:document-meta>
</file>